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ookman Old Style" svg:font-family="'Bookman Old Style'" style:font-family-generic="roman"/>
    <style:font-face style:name="Calibri" svg:font-family="Calibri" style:font-family-generic="roman"/>
    <style:font-face style:name="Courier New" svg:font-family="'Courier New'" style:font-family-generic="roman"/>
    <style:font-face style:name="Georgia" svg:font-family="Georgia" style:font-family-generic="roman"/>
    <style:font-face style:name="Arial" svg:font-family="Arial" style:font-family-generic="swiss"/>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Bookman Old Style" fo:font-size="12pt" style:text-underline-style="solid" style:text-underline-width="auto" style:text-underline-color="font-color" style:font-size-asian="12pt" style:font-size-complex="12pt"/>
    </style:style>
    <style:style style:name="P2" style:family="paragraph" style:parent-style-name="Standard">
      <style:text-properties style:font-name="Bookman Old Style" fo:font-size="12pt" style:text-underline-style="solid" style:text-underline-width="auto" style:text-underline-color="font-color" style:font-name-asian="Times New Roman" style:font-size-asian="12pt" style:language-asian="pl" style:country-asian="PL" style:font-name-complex="Times New Roman" style:font-size-complex="12pt"/>
    </style:style>
    <style:style style:name="P3" style:family="paragraph" style:parent-style-name="Standard">
      <style:text-properties style:font-name="Bookman Old Style" fo:font-size="12pt" style:font-size-asian="12pt" style:font-size-complex="12pt"/>
    </style:style>
    <style:style style:name="P4" style:family="paragraph" style:parent-style-name="Standard">
      <style:paragraph-properties fo:margin-top="0cm" fo:margin-bottom="0cm" style:contextual-spacing="false" fo:line-height="100%"/>
      <style:text-properties style:font-name="Bookman Old Style" fo:font-size="12pt" style:font-name-asian="Times New Roman" style:font-size-asian="12pt" style:language-asian="pl" style:country-asian="PL" style:font-name-complex="Times New Roman" style:font-size-complex="12pt"/>
    </style:style>
    <style:style style:name="P5"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Bookman Old Style" fo:font-size="12pt" style:font-name-asian="Times New Roman" style:font-size-asian="12pt" style:language-asian="pl" style:country-asian="PL" style:font-name-complex="Courier New1" style:font-size-complex="12pt"/>
    </style:style>
    <style:style style:name="P6" style:family="paragraph" style:parent-style-name="Standard">
      <style:paragraph-properties fo:margin-top="0cm" fo:margin-bottom="0cm" style:contextual-spacing="false" fo:line-height="100%"/>
    </style:style>
    <style:style style:name="P7"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 style:family="paragraph" style:parent-style-name="Standard" style:master-page-name="Standard">
      <style:paragraph-properties style:page-number="auto"/>
    </style:style>
    <style:style style:name="P9" style:family="paragraph" style:parent-style-name="HTML_20_Preformatted">
      <style:text-properties style:font-name="Bookman Old Style" fo:font-size="12pt" style:font-size-asian="12pt" style:font-size-complex="12pt"/>
    </style:style>
    <style:style style:name="P10" style:family="paragraph" style:parent-style-name="List_20_Paragraph" style:list-style-name="WWNum2"/>
    <style:style style:name="P11" style:family="paragraph" style:parent-style-name="List_20_Paragraph">
      <style:text-properties style:font-name="Bookman Old Style" fo:font-size="12pt" style:font-size-asian="12pt" style:font-size-complex="12pt"/>
    </style:style>
    <style:style style:name="P12" style:family="paragraph" style:parent-style-name="List_20_Paragraph" style:list-style-name="WWNum1"/>
    <style:style style:name="P13" style:family="paragraph" style:parent-style-name="List_20_Paragraph">
      <style:paragraph-properties fo:margin-left="0.688cm" fo:margin-right="0cm" fo:text-indent="0cm" style:auto-text-indent="false"/>
    </style:style>
    <style:style style:name="P14" style:family="paragraph" style:parent-style-name="List_20_Paragraph">
      <style:paragraph-properties fo:margin-left="0.688cm" fo:margin-right="0cm" fo:text-indent="0cm" style:auto-text-indent="false"/>
      <style:text-properties style:font-name="Bookman Old Style" fo:font-size="12pt" style:font-size-asian="12pt" style:font-size-complex="12pt"/>
    </style:style>
    <style:style style:name="T1" style:family="text">
      <style:text-properties style:font-name="Bookman Old Style" fo:font-size="12pt" style:text-underline-style="solid" style:text-underline-width="auto" style:text-underline-color="font-color" style:font-size-asian="12pt" style:font-size-complex="12pt"/>
    </style:style>
    <style:style style:name="T2" style:family="text">
      <style:text-properties style:font-name="Bookman Old Style" fo:font-size="12pt" style:text-underline-style="solid" style:text-underline-width="auto" style:text-underline-color="font-color" style:font-name-asian="Times New Roman" style:font-size-asian="12pt" style:language-asian="pl" style:country-asian="PL" style:font-name-complex="Times New Roman" style:font-size-complex="12pt"/>
    </style:style>
    <style:style style:name="T3" style:family="text">
      <style:text-properties style:font-name="Bookman Old Style" fo:font-size="12pt" style:font-size-asian="12pt" style:font-size-complex="12pt"/>
    </style:style>
    <style:style style:name="T4" style:family="text">
      <style:text-properties style:font-name="Bookman Old Style" fo:font-size="12pt" fo:font-weight="bold" style:font-name-asian="Times New Roman" style:font-size-asian="12pt" style:language-asian="pl" style:country-asian="PL" style:font-weight-asian="bold" style:font-name-complex="Times New Roman" style:font-size-complex="12pt" style:font-weight-complex="bold"/>
    </style:style>
    <style:style style:name="T5" style:family="text">
      <style:text-properties style:font-name="Bookman Old Style" fo:font-size="12pt" style:font-name-asian="Times New Roman" style:font-size-asian="12pt" style:language-asian="pl" style:country-asian="PL" style:font-name-complex="Times New Roman" style:font-size-complex="12pt"/>
    </style:style>
    <style:style style:name="T6" style:family="text">
      <style:text-properties style:font-name="Bookman Old Style" fo:font-size="12pt" style:font-name-asian="Times New Roman" style:font-size-asian="12pt" style:language-asian="pl" style:country-asian="PL" style:font-name-complex="Courier New1" style:font-size-complex="12pt"/>
    </style:style>
    <style:style style:name="T7" style:family="text">
      <style:text-properties fo:color="#000000" style:font-name="Bookman Old Style" fo:font-size="12pt" style:font-name-asian="Times New Roman" style:font-size-asian="12pt" style:language-asian="pl" style:country-asian="PL" style:font-name-complex="Tahoma"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Tematy prac inżynierskich, Informatyka, 2014-2015 <text:s text:c="3"/></text:span></text:p>
      <text:p text:style-name="P1"/>
      <text:p text:style-name="Standard"><text:span text:style-name="T1">Prof. W. Bielecki</text:span></text:p>
      <text:list xml:id="list1283972839443174899" text:style-name="WWNum2">
        <text:list-item>
          <text:p text:style-name="P10"><text:span text:style-name="T3">Zastosowanie transformacji blokowania iteracji pętli programowej do zwiększenia lokalności kodu.</text:span></text:p>
        </text:list-item>
      </text:list>
      <text:p text:style-name="List_20_Paragraph"><text:span text:style-name="T3">Zakres: zapoznanie się z technikami blokowania iteracji pętli programowej; zapoznanie się z czynnikami mającymi wpływ na lokalność kodu; wybór techniki blokowania i jej implementacja/lub wykorzystanie gotowej implementacji(PLUTO, POCC, TRACO); badania eksperymentalne celem określenia stopnia zwiększenia lokalności za pomocą blokowania.</text:span></text:p>
      <text:list xml:id="list180756345163117" text:continue-numbering="true" text:style-name="WWNum2">
        <text:list-item>
          <text:p text:style-name="P10"><text:span text:style-name="T3">Zastosowanie transformacji blokowania iteracji pętli programowej do znalezienia równoległości pozbawionej synchronizacji.</text:span></text:p>
        </text:list-item>
      </text:list>
      <text:p text:style-name="List_20_Paragraph"><text:span text:style-name="T3">Zakres: zapoznanie się z technikami blokowania iteracji pętli programowej zorientowanymi na zrównoleglenie; <text:s/>wybór techniki blokowania i jej implementacja/lub wykorzystanie gotowej implementacji(PLUTO, POCC, TRACO); badania eksperymentalne celem określenia przyspieszenia uzyskanego <text:s/>za pomocą blokowania.</text:span></text:p>
      <text:list xml:id="list180756369153805" text:continue-numbering="true" text:style-name="WWNum2">
        <text:list-item>
          <text:p text:style-name="P10"><text:span text:style-name="T3">Praca zespołowa (dla 2-ch dyplomantów): Implementacja w kompilatorze TRACO blokowania iteracji pętli opartego na kształcie równoległoboku.</text:span></text:p>
        </text:list-item>
      </text:list>
      <text:p text:style-name="List_20_Paragraph"><text:span text:style-name="T3">Zakres: opracowanie modułu odpowiedniego za blokowanie opartego na kształcie równoległoboku; wbudowanie modułu do kompilatora TRACO; badania eksperymentalne polegające na porównaniu blokowania opartego na prostokącie i na równoległoboku. </text:span></text:p>
      <text:p text:style-name="P11"/>
      <text:p text:style-name="Standard"><text:span text:style-name="T1">Dr inż. Mirosław Mościcki (S1/N1)</text:span></text:p>
      <text:p text:style-name="Standard"><text:span text:style-name="T3">1. </text:span><text:span text:style-name="T4">Sterowanie grami z wykorzystaniem naturalnego interfejsu użytkownika przy wykorzystaniu Microsoft Kinect</text:span></text:p>
      <text:p text:style-name="P4"/>
      <text:p text:style-name="P6"><text:span text:style-name="T5">Analiza możliwości sterowania grami z wykorzystaniem naturalnego interfejsu użytkownika realizowanego przy użyciu sensora Microsoft Kinect.</text:span></text:p>
      <text:p text:style-name="P6"><text:span text:style-name="T5">W celu weryfikacji przydatności Microsoft Kinect do sterowania grami, należy zaprojektować i zrealizować grę umożliwiającą użytkownikowi sterowanie jej przebiegiem za pomocą sensora Kinect. Skuteczność i ergonomię rozwiązania należy zbadać poprzez porównanie z tradycyjnym sterowaniem opartym o klawiaturę, myszkę lub pada dla kilku wybranych gatunków gier.</text:span></text:p>
      <text:p text:style-name="P4"/>
      <text:p text:style-name="P6"><text:span text:style-name="T4">2.Opracowanie systemu mobilnego trenera osobistego.</text:span></text:p>
      <text:p text:style-name="P4"/>
      <text:p text:style-name="P6"><text:span text:style-name="T5">Celem pracy jest projekt i implementacja systemu obsługi treningów osobistych dla szerokiej gamy sportów. Opracowywany system powinien adaptować się do indywidualnego profilu użytkownika. Proponowane plany treningowe powinny uwzględniać zadany cel oraz charakterystykę użytkownika (wiek, wagę, kondycję, ilość wolnego czasu)</text:span></text:p>
      <text:p text:style-name="P4"/>
      <text:p text:style-name="P6"><text:soft-page-break/><text:span text:style-name="T4">3.Opracowanie aplikacja mobilnej wspomagającej trening i start w zawodach biegacza długodystansowego</text:span></text:p>
      <text:p text:style-name="P4"/>
      <text:p text:style-name="P6"><text:span text:style-name="T5">Przegląd istniejących aplikacji mobilnych do wspierania treningu sportowców; opracowanie koncepcji rozwiązania; dobór platformy i języka programowania; przygotowanie aplikacji; przeprowadzenie testów; wdrożenie aplikacji</text:span></text:p>
      <text:p text:style-name="P3"/>
      <text:p text:style-name="Standard"><text:span text:style-name="T1">Dr inż. Tomasz Hyla (S1/N1) <text:s text:c="10"/></text:span><text:span text:style-name="T3"><text:line-break/>1. "Przechowywanie danych w chmurze zapewniające poufność". </text:span></text:p>
      <text:p text:style-name="Standard"><text:span text:style-name="T3"><text:line-break/>Projekt i implementacja usługi sieciowej www do przechowywania plików oraz aplikacji klienckiej, w której chmura nie ma możliwości dostępu do dokumentów – szyfrowane są po stronie klienta. Przegląd dostępnych algorytmów kryptograficznych, bibliotek kryptograficznych oraz technologii, którą mogą być wykorzystane do zbudowania usługi. Przeprowadzenie testów bezpieczeństwa i efektywności działania. <text:line-break/><text:line-break/>2."Szyfrowanie grupowe dokumentów z wykorzystaniem urządzeń mobilnych". <text:line-break/>Projekt i implementacja aplikacji na wybrane urządzenia mobilne umożliwiającej grupowe szyfrowania i deszyfrowanie dokumentów. Przegląd algorytmów szyfrowania grupowego zakończony wyborem jednego algorytmu posiadającego właściwości przydatne dla implementacji na urządzeniach mobilnych. Przeprowadzenie testów bezpieczeństwa oraz efektywności działania. <text:line-break/><text:line-break/>3."Protokoły uzgadniania klucza z wykorzystaniem odwzorowań dwuliniowych". <text:line-break/>Przegląd dostępnych protokołów uzgadniania kluczy za pomocą odwzorowań dwuliniowych oraz bibliotek umożliwiający ich implementacje. Projekt i implementacji aplikacji demonstrującej działanie jednego z wybranych protokołów. Przeprowadzenie testów efektywności działania.</text:span></text:p>
      <text:p text:style-name="Standard"><text:span text:style-name="T3"><text:s/></text:span><text:span text:style-name="T1">Dr inż. <text:s/>Marek Pałkowski</text:span></text:p>
      <text:p text:style-name="HTML_20_Preformatted"><text:span text:style-name="T3"><text:s/>S1</text:span></text:p>
      <text:p text:style-name="P9"/>
      <text:p text:style-name="P7"><text:span text:style-name="T6">1. Programowanie kart graficznych z wykorzystaniem standardu OpenACC.</text:span></text:p>
      <text:p text:style-name="P7"><text:span text:style-name="T6">2. Programowanie równoległe za pomocą kompilatora Accull.</text:span></text:p>
      <text:p text:style-name="P5"/>
      <text:p text:style-name="P7"><text:span text:style-name="T6">N1</text:span></text:p>
      <text:p text:style-name="P5"/>
      <text:p text:style-name="P7"><text:span text:style-name="T6">1. Blokowanie pętli programowych w programowaniu procesorów graficznych.</text:span></text:p>
      <text:p text:style-name="P3"/>
      <text:p text:style-name="Standard"><text:span text:style-name="T1">Dr Łukasz Radliński</text:span></text:p>
      <text:list xml:id="list1217436509068619090" text:style-name="WWNum1">
        <text:list-item>
          <text:p text:style-name="P12"><text:span text:style-name="T3">Zautomatyzowany parser i analizator danych bibliograficznych z baz publikacji </text:span></text:p>
        </text:list-item>
      </text:list>
      <text:p text:style-name="P14"/>
      <text:p text:style-name="P13"><text:soft-page-break/><text:span text:style-name="T3">Celem jest budowa narzędzia, które będzie pobierało dane bibliograficzne publikacji na podstawie zadanych kryteriów z różnych baz publikacji, unifikowało te dane oraz dokonywało wstępnej oceny stopnia zgodności wyników wyszukiwania z podanymi kryteriami. </text:span></text:p>
      <text:list xml:id="list180756382160457" text:continue-numbering="true" text:style-name="WWNum1">
        <text:list-item>
          <text:p text:style-name="P12"><text:span text:style-name="T3"><text:s/>Zautomatyzowany parser i analizator historii wersji i ewolucji kodu źródłowego oprogramowania </text:span></text:p>
        </text:list-item>
      </text:list>
      <text:p text:style-name="P13"><text:span text:style-name="T3"><text:line-break/>Celem jest budowa narzędzia, które będzie pobierało szczegółowe dane o historii wersji i ewolucji kodu źródłowego z wybranych systemów wersjonowania (Git, SVN, itp.) zgodnie z zadanymi kryteriami, obliczało wybrane miary dotyczące oprogramowania i jego ewolucji, przechowywało te dane w zunifikowanej strukturze oraz eksportowało te dane do popularnych formatów narzędzi analizy danych (csv, xls, r). </text:span></text:p>
      <text:list xml:id="list180756383172848" text:continue-numbering="true" text:style-name="WWNum1">
        <text:list-item>
          <text:p text:style-name="P12"><text:span text:style-name="T3"><text:s/>Analiza porównawcza metod szacowania nakładów w projektach informatycznych </text:span></text:p>
        </text:list-item>
      </text:list>
      <text:p text:style-name="P13"><text:span text:style-name="T3"><text:line-break/>Celem jest porównanie różnych metod szacowania nakładów, ze szczególnym uwzględnieniem metod obejmujących udział wiedzy eksperckiej oraz metod bazujących jedynie na danych empirycznych. Porównanie obejmuje wiele kryteriów, w szczególności dokładność szacunków, łatwość/koszt użycia, stopień automatyzacji, wydajność. Szczególny nacisk położony jest na oprogramowanie wykorzystujące nowoczesne technologie (mobilne, cloud-computing, itp.). <text:line-break/><text:line-break/>4. Analiza porównawcza metod szacowania i prognozowania jakości oprogramowania </text:span></text:p>
      <text:p text:style-name="P13"><text:span text:style-name="T3"><text:line-break/>Celem jest porównanie różnych metod szacowania i prognozowania jakości oprogramowania, ze szczególnym uwzględnieniem metod obejmujących udział wiedzy eksperckiej oraz metod bazujących jedynie na danych empirycznych. Porównanie obejmuje wiele kryteriów, w szczególności dokładność szacunków, łatwość/koszt użycia, stopień automatyzacji, wydajność. Szczególny nacisk położony jest na oprogramowanie wykorzystujące nowoczesne technologie (mobilne, cloud-computing, itp.). <text:line-break/><text:line-break/>5. Analiza porównawcza metod definiowania przypadków testowych oprogramowania </text:span></text:p>
      <text:p text:style-name="P13"><text:span text:style-name="T3"><text:line-break/>Celem jest porównanie metod definiowania przypadków testowych oprogramowania, ze szczególnym uwzględnieniem metod generujących przypadki testowe w sposób zautomatyzowany na podstawie wymagań, modeli i innych produktów. Porównanie obejmuje wiele kryteriów, w szczególności różne aspekty jakości generowanego zestawu przypadków testowych (skuteczność, ilość, poprawność, łatwość konserwacji, spójność, adekwatność, itp.), a także łatwość/koszt użycia, stopień automatyzacji, wydajność. Szczególny nacisk położony jest na oprogramowanie wykorzystujące nowoczesne technologie (mobilne, cloud-computing, itp.).</text:span></text:p>
      <text:p text:style-name="Standard"><text:span text:style-name="T1">Dr inż. <text:s/>Jerzy Pejaś</text:span></text:p>
      <text:p text:style-name="Standard"><text:span text:style-name="T3"><text:s/>S1 <text:line-break/>1. Zrównoleglony algorytm Montogomerego mnożenia punktu na krzywej eliptycznej w </text:span><text:soft-page-break/><text:span text:style-name="T3">środowisku CUDA. <text:line-break/><text:line-break/>2. Wykrywanie ataków typu maksarada w środowisku systemu operacyjnego Unix: na podstawie zarejestrowanych poleceń i innych zachowań użytkownika należy zaprojektować jego profil; profil ten powinien posłużyć do analizy różnych strategii ataków na użytkowników systemu. <text:line-break/></text:span></text:p>
      <text:p text:style-name="Standard"><text:span text:style-name="T3"><text:line-break/>N1 <text:line-break/>1. Wzorce projektowe zaciemniające kod w języku Java: projektowanie i analiza technik zaciemniania wzorców projektowych, utrudniających ataki za pomocą inżynierii wstecznej <text:line-break/><text:line-break/>2. Monitorowanie aktywności studenta w trybie on-line: należy wykorzystać istniejący sniffer, np. Kismet do przechwytywania i klasyfikowania pakietów; jeśli student w trakcie zajęć odwiedza niedozwolone strony, to informacja o tym jest przesyłana do prowadzącego zajęcia za pomocą aplikacji działającej w środowisku Android lub poprzez internet.</text:span></text:p>
      <text:p text:style-name="P3"/>
      <text:p text:style-name="Standard"><text:span text:style-name="T1">Dr inż. Piotr Błaszyński</text:span></text:p>
      <text:p text:style-name="Standard"><text:span text:style-name="T3"><text:s/>S1</text:span></text:p>
      <text:p text:style-name="Standard"><text:span text:style-name="T3"><text:s/></text:span><text:span text:style-name="T7">- Opracowanie kompilatora z wykorzystaniem Microsft .NET Native do optymalizacji kodu wynikowego (temat do ewentualnej kontynuacji w ramach studiów II stopnia),</text:span></text:p>
      <text:p text:style-name="P6"><text:span text:style-name="T7">- Generator kodu dla środowiska Matlab na podstawie schematów blokowych (narzędzie ma generować kod dla konkretnego zakresu opisywanych procesów),</text:span></text:p>
      <text:p text:style-name="P6"><text:span text:style-name="T7">- Narzędzie do analizy kodu Matlab i generowania schematów blokowych (narzędzie ma mieć określony zakres i złożoność analizowanych i przetwarzanych kodów źródłowych) .</text:span></text:p>
      <text:p text:style-name="P3"/>
      <text:p text:style-name="Standard"><text:span text:style-name="T3"><text:s/></text:span><text:span text:style-name="T1">Dr inż. D. Burak (S1/N1)</text:span></text:p>
      <text:p text:style-name="Standard"><text:span text:style-name="T5">1. Opracowanie tekstowego komunikatora internetowego z zastosowaniem schematu szyfrowania opartego na trójwymiarowym odwzorowaniu chaotycznym.</text:span></text:p>
      <text:p text:style-name="P6"><text:span text:style-name="T5">2. Opracowanie szyfratora plików graficznych opartego na systemie chaotycznym i sieci neurochaotycznej.</text:span></text:p>
      <text:p text:style-name="Standard"><text:span text:style-name="T5">3. Opracowanie szyfratora plików graficznych opartego na kodowaniu DNA i odwzorowaniu chaotycznym.</text:span></text:p>
      <text:p text:style-name="P2"/>
      <text:p text:style-name="Standard"><text:span text:style-name="T2">Dr inż. Tomasz Wierciński </text:span><text:span text:style-name="T1">(S1/N1)</text:span></text:p>
      <text:p text:style-name="HTML_20_Preformatted"><text:span text:style-name="T3">1. Opracowanie oprogramowania GIS z wykorzystaniem Spring Framework</text:span></text:p>
      <text:p text:style-name="HTML_20_Preformatted"><text:span text:style-name="T3">2. Opracowanie aplikacji internetowej zabezpieczonej w technologii Spring Security</text:span></text:p>
      <text:p text:style-name="HTML_20_Preformatted"><text:soft-page-break/><text:span text:style-name="T3">3. Porównanie frameworków Java i .Net opartych o wzorzec Inversion of Control</text:span></text:p>
      <text:p text:style-name="HTML_20_Preformatted"><text:span text:style-name="T3">4. Porównanie frameworków do tworzenia nowoczesnych aplikacji internetowych dla platform Java i .Net</text:span></text:p>
      <text:p text:style-name="HTML_20_Preformatted"><text:span text:style-name="T3">5. Porównanie frameworków do tworzenia usług sieciowych w języku Java</text:span></text:p>
      <text:p text:style-name="HTML_20_Preformatted"><text:span text:style-name="T3">6. Porównanie frameworków do tworzenia gier sieciowych w języku JavaScript</text:span></text:p>
      <text:p text:style-name="P3"/>
      <text:p text:style-name="Standard"><text:span text:style-name="T1"><text:s/>Dr inż. Tomasz Klimek (S1/N1)</text:span></text:p>
      <text:p text:style-name="HTML_20_Preformatted"><text:span text:style-name="T3">1. Implementacja generatora kodu równoległego z wykorzystaniem biblioteki Intel Threading Building Blocks.</text:span></text:p>
      <text:p text:style-name="P9"/>
      <text:p text:style-name="HTML_20_Preformatted"><text:span text:style-name="T3">2. Opracowanie kompilatora zrównoleglającego typu source-to-source dokonującego ekstrakcji równoległości bez synchronizacj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Bookman Old Style" svg:font-family="'Bookman Old Style'" style:font-family-generic="roman"/>
    <style:font-face style:name="Calibri" svg:font-family="Calibri" style:font-family-generic="roman"/>
    <style:font-face style:name="Courier New" svg:font-family="'Courier New'" style:font-family-generic="roman"/>
    <style:font-face style:name="Georgia" svg:font-family="Georgia" style:font-family-generic="roman"/>
    <style:font-face style:name="Arial" svg:font-family="Arial" style:font-family-generic="swiss"/>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l" fo:country="PL"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Georgia" fo:font-family="Georgia" style:font-family-generic="roman" fo:font-size="14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Georgia" fo:font-family="Georgia"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Georgia" fo:font-family="Georgia" style:font-family-generic="roman" style:font-size-asian="12pt" style:font-name-complex="Mangal1" style:font-family-complex="Mangal"/>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fo:font-size="10pt" style:font-name-asian="Times New Roman" style:font-family-asian="'Times New Roman'" style:font-family-generic-asian="system" style:font-pitch-asian="variable" style:font-size-asian="10pt" style:language-asian="pl" style:country-asian="PL"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HTML_20_-_20_wstępnie_20_sformatowany_20_Znak" style:display-name="HTML - wstępnie sformatowany Znak" style:family="text" style:parent-style-name="Default_20_Paragraph_20_Font">
      <style:text-properties style:font-name="Courier New" fo:font-family="'Courier New'" style:font-family-generic="roman" fo:font-size="10pt" style:font-name-asian="Times New Roman" style:font-family-asian="'Times New Roman'" style:font-family-generic-asian="system" style:font-pitch-asian="variable" style:font-size-asian="10pt" style:language-asian="pl" style:country-asian="PL"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8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5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22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9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6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03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08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7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8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acownik</meta:initial-creator>
    <dc:creator>WB</dc:creator>
    <meta:editing-cycles>3</meta:editing-cycles>
    <meta:creation-date>2014-10-06T09:17:00</meta:creation-date>
    <dc:date>2014-10-06T09:37:00</dc:date>
    <meta:editing-duration>PT18S</meta:editing-duration>
    <meta:generator>LibreOffice/4.2.4.2$Windows_x86 LibreOffice_project/63150712c6d317d27ce2db16eb94c2f3d7b699f8</meta:generator>
    <meta:document-statistic meta:table-count="0" meta:image-count="0" meta:object-count="0" meta:page-count="5" meta:paragraph-count="55" meta:word-count="1089" meta:character-count="9303" meta:non-whitespace-character-count="8213"/>
    <meta:user-defined meta:name="AppVersion">12.0000</meta:user-defined>
    <meta:user-defined meta:name="Company">P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